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>T</mi>
            <mi mathvariant="normal">:</mi>
            <mo stretchy="false">∀</mo>
            <mi>n</mi>
            <mi>,</mi>
            <mrow>
              <mi>b</mi>
              <mo stretchy="false">&gt;</mo>
              <mn>0</mn>
            </mrow>
            <mo stretchy="false">→</mo>
            <mo stretchy="false">∃</mo>
            <mi>k</mi>
            <mi mathvariant="normal">:</mi>
            <mrow>
              <msup>
                <mi>b</mi>
                <mi>k</mi>
              </msup>
              <mo stretchy="false">∈</mo>
              <mrow>
                <mo stretchy="false">[</mo>
                <mrow>
                  <mi>n</mi>
                  <mi>,</mi>
                  <mi mathvariant="italic">bn</mi>
                </mrow>
                <mo stretchy="false">]</mo>
              </mrow>
            </mrow>
          </mrow>
        </mtd>
      </mtr>
      <mtr>
        <mtd>
          <mrow>
            <mi>P</mi>
            <mi mathvariant="normal">:</mi>
            <mn>1.</mn>
            <mrow>
              <mi>n</mi>
              <mo stretchy="false">≤</mo>
              <mi>b</mi>
            </mrow>
            <mo stretchy="false">→</mo>
            <mrow>
              <mrow>
                <mo stretchy="false">[</mo>
                <mrow>
                  <mi>n</mi>
                  <mi>,</mi>
                  <mi mathvariant="italic">bn</mi>
                </mrow>
                <mo stretchy="false">]</mo>
              </mrow>
              <mo stretchy="false">=</mo>
              <mrow>
                <mo stretchy="false">[</mo>
                <mrow>
                  <mi mathvariant="italic">n..b..bn</mi>
                </mrow>
                <mo stretchy="false">]</mo>
              </mrow>
            </mrow>
          </mrow>
        </mtd>
      </mtr>
      <mtr>
        <mtd>
          <mrow>
            <mn>2.</mn>
            <mrow>
              <mi>n</mi>
              <mo stretchy="false">&gt;</mo>
              <mi>b</mi>
            </mrow>
            <mo stretchy="false">→</mo>
            <mo stretchy="false">∃</mo>
            <mrow>
              <mi>m</mi>
              <mo stretchy="false">&gt;</mo>
              <mn>0,</mn>
            </mrow>
            <mrow>
              <mi>k</mi>
              <mo stretchy="false">&gt;</mo>
              <mn>1,</mn>
            </mrow>
            <mrow>
              <mrow>
                <mn>0</mn>
                <mo stretchy="false">≤</mo>
                <mi>l</mi>
              </mrow>
              <mo stretchy="false">&lt;</mo>
              <msup>
                <mi>b</mi>
                <mrow>
                  <mrow>
                    <mi>k</mi>
                    <mo stretchy="false">−</mo>
                    <mn>1</mn>
                  </mrow>
                </mrow>
              </msup>
            </mrow>
            <mi mathvariant="normal">:</mi>
            <mrow>
              <mrow>
                <mi>n</mi>
                <mo stretchy="false">=</mo>
                <mrow>
                  <mrow>
                    <mi>m</mi>
                    <mo stretchy="false">∗</mo>
                    <msup>
                      <mi>b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</mrow>
                  <mo stretchy="false">+</mo>
                  <mi>l</mi>
                </mrow>
              </mrow>
              <mo stretchy="false">&lt;</mo>
              <msup>
                <mi>b</mi>
                <mi>k</mi>
              </msup>
            </mrow>
            <mo stretchy="false">→</mo>
          </mrow>
        </mtd>
      </mtr>
      <mtr>
        <mtd>
          <mrow>
            <mo stretchy="false">∃</mo>
            <mrow>
              <mi>p</mi>
              <mo stretchy="false">&gt;</mo>
              <mn>0</mn>
            </mrow>
            <mi mathvariant="normal">:</mi>
            <mrow>
              <mi>n</mi>
              <mo stretchy="false">=</mo>
              <mrow>
                <msup>
                  <mi>b</mi>
                  <mi>k</mi>
                </msup>
                <mo stretchy="false">−</mo>
                <mi>p</mi>
              </mrow>
            </mrow>
            <mo stretchy="false">→</mo>
          </mrow>
        </mtd>
      </mtr>
      <mtr>
        <mtd>
          <mrow>
            <mrow>
              <mrow>
                <mrow>
                  <mo stretchy="false">[</mo>
                  <mrow>
                    <mi>n</mi>
                    <mi>,</mi>
                    <mi mathvariant="italic">b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i>m</mi>
                        <mo stretchy="false">∗</mo>
                        <msup>
                          <mi>b</mi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sup>
                      </mrow>
                      <mo stretchy="false">+</mo>
                      <mi>l</mi>
                    </mrow>
                    <mi>,</mi>
                    <mrow>
                      <mo stretchy="false">(</mo>
                      <mrow>
                        <mrow>
                          <mrow>
                            <mi>m</mi>
                            <mo stretchy="false">∗</mo>
                            <msup>
                              <mi>b</mi>
                              <mrow>
                                <mrow>
                                  <mi>k</mi>
                                  <mo stretchy="false">−</mo>
                                  <mn>1</mn>
                                </mrow>
                              </mrow>
                            </msup>
                          </mrow>
                          <mo stretchy="false">+</mo>
                          <mi>l</mi>
                        </mrow>
                      </mrow>
                      <mo stretchy="false">)</mo>
                    </mrow>
                    <mi>b</mi>
                  </mrow>
                  <mo stretchy="false">]</mo>
                </mrow>
              </mrow>
              <mo stretchy="false">=</mo>
              <mrow>
                <mo stretchy="false">[</mo>
                <mrow>
                  <mrow>
                    <msup>
                      <mi>b</mi>
                      <mi>k</mi>
                    </msup>
                    <mo stretchy="false">−</mo>
                    <mi>p</mi>
                  </mrow>
                  <mi>,</mi>
                  <mrow>
                    <mrow>
                      <mi>m</mi>
                      <mo stretchy="false">∗</mo>
                      <msup>
                        <mi>b</mi>
                        <mi>k</mi>
                      </msup>
                    </mrow>
                    <mo stretchy="false">+</mo>
                    <mi mathvariant="italic">lb</mi>
                  </mrow>
                </mrow>
                <mo stretchy="false">]</mo>
              </mrow>
            </mrow>
            <mo stretchy="false">→</mo>
          </mrow>
        </mtd>
      </mtr>
      <mtr>
        <mtd>
          <mrow>
            <mrow>
              <msup>
                <mi>b</mi>
                <mi>k</mi>
              </msup>
              <mo stretchy="false">∈</mo>
              <mrow>
                <mo stretchy="false">[</mo>
                <mrow>
                  <mi>n</mi>
                  <mi>,</mi>
                  <mi mathvariant="italic">bn</mi>
                </mrow>
                <mo stretchy="false">]</mo>
              </mrow>
            </mrow>
          </mrow>
        </mtd>
      </mtr>
    </mtable>
    <annotation encoding="StarMath 5.0">T: forall n, b &gt; 0 rightarrow exists k: b^k in [n, bn]
newline
P: 1. n &lt;= b rightarrow [n, bn] = [n..b..bn]
newline
2. n &gt; b rightarrow exists m &gt; 0, k &gt; 1, 0 &lt;= l &lt; b^{k-1}: n = m*b^{k-1} + l &lt; b^k rightarrow 
newline
exists p &gt; 0: n = b^k - p rightarrow
newline
[n, bn] = [m*b^{k-1} + l,(m*b^{k-1} + l)b] = [b^k - p, m*b^k + lb] rightarrow
newline
b^k in [n, bn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9:05:58.09</meta:creation-date>
    <meta:generator>OpenOffice/4.1.2$Win32 OpenOffice.org_project/412m3$Build-9782</meta:generator>
  </office:meta>
</office:document-meta>
</file>